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ce1" officeooo:paragraph-rsid="0012dce1"/>
    </style:style>
    <style:style style:name="P2" style:family="paragraph" style:parent-style-name="Standard">
      <style:text-properties fo:font-size="14pt" style:text-underline-style="solid" style:text-underline-width="auto" style:text-underline-color="font-color" officeooo:rsid="0012dce1" officeooo:paragraph-rsid="0012dce1" style:font-size-asian="14pt" style:font-size-complex="14pt"/>
    </style:style>
    <style:style style:name="P3" style:family="paragraph" style:parent-style-name="Footer">
      <style:paragraph-properties fo:text-align="end" style:justify-single-word="false"/>
    </style:style>
    <style:style style:name="P4" style:family="paragraph" style:parent-style-name="Standard">
      <style:text-properties fo:font-size="10.5pt" officeooo:rsid="0012dce1" officeooo:paragraph-rsid="0012dce1" style:font-size-asian="10.5pt" style:font-size-complex="10.5pt"/>
    </style:style>
    <style:style style:name="P5" style:family="paragraph" style:parent-style-name="Standard">
      <style:text-properties fo:font-size="10.5pt" officeooo:rsid="0012dce1" officeooo:paragraph-rsid="00184c59" style:font-size-asian="10.5pt" style:font-size-complex="10.5pt"/>
    </style:style>
    <style:style style:name="P6" style:family="paragraph" style:parent-style-name="Standard">
      <style:text-properties fo:font-size="12pt" officeooo:rsid="0012dce1" officeooo:paragraph-rsid="0012dce1" style:font-size-asian="12pt" style:font-size-complex="12pt"/>
    </style:style>
    <style:style style:name="P7" style:family="paragraph" style:parent-style-name="Standard">
      <style:text-properties fo:font-size="12pt" style:text-underline-style="none" fo:font-weight="normal" officeooo:rsid="0012dce1" officeooo:paragraph-rsid="001b23e9" style:font-size-asian="12pt" style:font-weight-asian="normal" style:font-size-complex="12pt" style:font-weight-complex="normal"/>
    </style:style>
    <style:style style:name="P8" style:family="paragraph" style:parent-style-name="Standard">
      <style:text-properties fo:font-size="12pt" style:text-underline-style="none" fo:font-weight="bold" officeooo:rsid="0012dce1" officeooo:paragraph-rsid="001b23e9"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officeooo:rsid="0012dce1" officeooo:paragraph-rsid="001b5c0e" style:font-size-asian="12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12dce1" officeooo:paragraph-rsid="001bc6b1" style:font-size-asian="12pt" style:font-weight-asian="normal" style:font-size-complex="12pt" style:font-weight-complex="normal"/>
    </style:style>
    <style:style style:name="P11" style:family="paragraph" style:parent-style-name="Standard">
      <style:text-properties fo:font-size="12pt" style:text-underline-style="solid" style:text-underline-width="auto" style:text-underline-color="font-color" fo:font-weight="bold" officeooo:rsid="0012dce1" officeooo:paragraph-rsid="001bc6b1" style:font-size-asian="12pt" style:font-weight-asian="bold" style:font-size-complex="12pt" style:font-weight-complex="bold"/>
    </style:style>
    <style:style style:name="P12" style:family="paragraph" style:parent-style-name="Standard">
      <style:text-properties fo:font-size="14pt" style:text-underline-style="solid" style:text-underline-width="auto" style:text-underline-color="font-color" officeooo:rsid="0012dce1" officeooo:paragraph-rsid="001b23e9" style:font-size-asian="14pt" style:font-size-complex="14pt"/>
    </style:style>
    <style:style style:name="P13" style:family="paragraph" style:parent-style-name="Standard">
      <style:text-properties fo:font-size="14pt" style:text-underline-style="solid" style:text-underline-width="auto" style:text-underline-color="font-color" fo:font-weight="normal" officeooo:rsid="0012dce1" officeooo:paragraph-rsid="001b5c0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184c59"/>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b23e9"/>
    </style:style>
    <style:style style:name="T6" style:family="text">
      <style:text-properties officeooo:rsid="001b5c0e"/>
    </style:style>
    <style:style style:name="T7" style:family="text">
      <style:text-properties style:text-underline-style="none"/>
    </style:style>
    <style:style style:name="T8" style:family="text">
      <style:text-properties style:text-underline-style="non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cense Informatique L3</text:p>
      <text:p text:style-name="P1">Module ABP</text:p>
      <text:p text:style-name="P1">Devoirs <text:span text:style-name="T2">2</text:span></text:p>
      <text:p text:style-name="P1">Etudiant Régis Azoulay </text:p>
      <text:p text:style-name="P1"/>
      <text:p text:style-name="P2">Exercice 1</text:p>
      <text:p text:style-name="P2"/>
      <text:p text:style-name="P1"><text:span text:style-name="T3">Question 1 :</text:span> Ecrire une procédure "RechercheMiniMaxi" qui permet de rechercher la plus petite valeur MINI et la plus grande valeur MAXI du tableau TAB. On n’écrira qu’une seule boucle pour effectuer cette recherche.</text:p>
      <text:p text:style-name="P1"/>
      <text:p text:style-name="P5"><text:span text:style-name="T1">PROCEDURE</text:span> RechercheMiniMaxi (<text:span text:style-name="T1">VARIABLE</text:span> TAB:<text:span text:style-name="T1">TYPTAB</text:span><text:span text:style-name="T4">;</text:span> </text:p>
      <text:p text:style-name="P5"><text:tab/><text:tab/><text:tab/><text:tab/> <text:s text:c="7"/>DIM:<text:span text:style-name="T1">ENTIER</text:span><text:span text:style-name="T4">;</text:span> </text:p>
      <text:p text:style-name="P5"><text:span text:style-name="T1"><text:tab/><text:tab/><text:tab/><text:tab/> <text:s text:c="7"/>VARIABLE</text:span> MINI:<text:span text:style-name="T1">ENTIER</text:span><text:span text:style-name="T4">;</text:span> </text:p>
      <text:p text:style-name="P5"><text:span text:style-name="T1"><text:tab/><text:tab/><text:tab/> <text:s text:c="20"/>VARIABLE</text:span> MAXI : <text:span text:style-name="T1">ENTIER</text:span> );</text:p>
      <text:p text:style-name="P4"><text:span text:style-name="T1">DEBUT</text:span> {RechercheMiniMaxi}</text:p>
      <text:p text:style-name="P4"><text:s text:c="4"/>MINI &lt;- TAB[1] ;</text:p>
      <text:p text:style-name="P4"><text:s text:c="4"/>MAXI &lt;- TAB[1] ;</text:p>
      <text:p text:style-name="P4"><text:s text:c="4"/><text:span text:style-name="T1">POUR</text:span> I <text:span text:style-name="T1">VARIANT</text:span> <text:span text:style-name="T1">DE</text:span> 2 <text:span text:style-name="T1">A</text:span> DIM <text:span text:style-name="T1">FAIRE</text:span></text:p>
      <text:p text:style-name="P4"><text:s text:c="8"/><text:span text:style-name="T1">SI</text:span> (TAB[I] &gt; MAXI)</text:p>
      <text:p text:style-name="P4"><text:s text:c="8"/><text:span text:style-name="T1">ALORS</text:span></text:p>
      <text:p text:style-name="P4"><text:s text:c="12"/>MAXI &lt;- TAB[I] ;</text:p>
      <text:p text:style-name="P4"><text:s text:c="8"/><text:span text:style-name="T1">FIN</text:span> <text:span text:style-name="T1">SI</text:span>;</text:p>
      <text:p text:style-name="P4"><text:s text:c="8"/><text:span text:style-name="T1">SI</text:span> (TAB[I] &lt; MINI)</text:p>
      <text:p text:style-name="P4"><text:s text:c="8"/><text:span text:style-name="T1">ALORS</text:span></text:p>
      <text:p text:style-name="P4"><text:s text:c="12"/>MINI &lt;- TAB[I] ;</text:p>
      <text:p text:style-name="P4"><text:s text:c="8"/><text:span text:style-name="T1">FIN</text:span> <text:span text:style-name="T1">SI</text:span> ;</text:p>
      <text:p text:style-name="P4"><text:s text:c="4"/><text:span text:style-name="T1">FAIT</text:span> ;</text:p>
      <text:p text:style-name="P4"><text:s text:c="4"/><text:span text:style-name="T1">RENVOYER</text:span> MINI, MAXI ;</text:p>
      <text:p text:style-name="P4"><text:span text:style-name="T1">FIN</text:span> ; {RechercheMiniMax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span text:style-name="T3">Question 2 :</text:span> Ecrire une procédure "RechercheIndiceMiniMaxi" qui recherche l’indice INDMINI de la plus petite valeur et l’indice INDMAXI de la plus grande valeur du tableau TAB entre les indices IND1 et IND2.</text:p>
      <text:p text:style-name="P6"/>
      <text:p text:style-name="P6"><text:span text:style-name="T1">PROCEDURE</text:span> RechercheIndiceMiniMaxi (<text:span text:style-name="T1">VARIABLE</text:span> TAB:<text:span text:style-name="T1">TYPTAB</text:span>; </text:p>
      <text:p text:style-name="P6"><text:s text:c="36"/>IND1:<text:span text:style-name="T1">ENTIER</text:span>;</text:p>
      <text:p text:style-name="P6"><text:s text:c="36"/>IND2:<text:span text:style-name="T1">ENTIER</text:span>;</text:p>
      <text:p text:style-name="P6"><text:s text:c="36"/><text:span text:style-name="T1">VARIABLE</text:span> INDMINI:<text:span text:style-name="T1">ENTIER</text:span>;</text:p>
      <text:p text:style-name="P6"><text:s text:c="36"/><text:span text:style-name="T1">VARIABLE</text:span> INDMAXI:<text:span text:style-name="T1">ENTIER</text:span> );</text:p>
      <text:p text:style-name="P6"/>
      <text:p text:style-name="P6"><text:span text:style-name="T1">DEBUT</text:span> {RechercheIndiceMiniMaxi}</text:p>
      <text:p text:style-name="P6"><text:s text:c="4"/><text:span text:style-name="T1">INDMINI</text:span> &lt;- IND1 ;</text:p>
      <text:p text:style-name="P6"><text:s text:c="4"/><text:span text:style-name="T1">INDMAXI</text:span> &lt;- IND1 ;</text:p>
      <text:p text:style-name="P6"><text:s text:c="4"/><text:span text:style-name="T1">POUR</text:span> I <text:span text:style-name="T1">VARIANT</text:span> <text:span text:style-name="T1">DE</text:span> IND1 <text:span text:style-name="T1">A</text:span> IND2 <text:span text:style-name="T1">FAIRE</text:span></text:p>
      <text:p text:style-name="P6"><text:s text:c="8"/><text:span text:style-name="T1">SI</text:span> (TAB[I] &gt; TAB[INDMAXI])</text:p>
      <text:p text:style-name="P6"><text:s text:c="8"/><text:span text:style-name="T1">ALORS</text:span></text:p>
      <text:p text:style-name="P6"><text:s text:c="12"/>INDMAXI &lt;- I ;</text:p>
      <text:p text:style-name="P6"><text:s text:c="8"/><text:span text:style-name="T1">FIN</text:span> <text:span text:style-name="T1">SI</text:span>;</text:p>
      <text:p text:style-name="P6"><text:s text:c="8"/><text:span text:style-name="T1">SI</text:span> (TAB[I] &lt; TAB[INDMINI])</text:p>
      <text:p text:style-name="P6"><text:s text:c="8"/><text:span text:style-name="T1">ALORS</text:span></text:p>
      <text:p text:style-name="P6"><text:s text:c="12"/><text:span text:style-name="T1">INDMINI</text:span> &lt;- I;</text:p>
      <text:p text:style-name="P6"><text:s text:c="8"/><text:span text:style-name="T1">FIN</text:span> <text:span text:style-name="T1">SI</text:span> ;</text:p>
      <text:p text:style-name="P6"><text:s text:c="4"/><text:span text:style-name="T1">FAIT</text:span> ;</text:p>
      <text:p text:style-name="P6"><text:s text:c="4"/><text:span text:style-name="T1">RENVOYER</text:span> INDMINI, INDMAXI ;</text:p>
      <text:p text:style-name="P6"><text:span text:style-name="T1">FIN</text:span>; {RechercheIndiceMiniMax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3">Question 3 </text:span>: Adapter l’algorithme du tri par sélection dans une procédure "Tri" (qui prendra en paramètres le tableau TAB et sa taille DIM) pour qu’à chaque parcours du tableau, on mette la plus petite valeur à sa place et la plus grande valeur à sa place (au lieu de ne traiter que la plus petite). On utilisera la procédure "RechercheIndiceMiniMaxi".</text:p>
      <text:p text:style-name="P6"/>
      <text:p text:style-name="P6"><text:span text:style-name="T1">PROCEDURE</text:span> Tri (<text:span text:style-name="T1">VARIABLE</text:span> TAB:<text:span text:style-name="T1">TYPTAB,</text:span> DIM:<text:span text:style-name="T1">ENTIER</text:span>);</text:p>
      <text:p text:style-name="P6"><text:span text:style-name="T1">VARIABLE</text:span> </text:p>
      <text:p text:style-name="P6"><text:s text:c="4"/>INDMINI:<text:span text:style-name="T1">ENTIER</text:span>;</text:p>
      <text:p text:style-name="P6"><text:s text:c="4"/>INDMAXI:<text:span text:style-name="T1">ENTIER</text:span>;</text:p>
      <text:p text:style-name="P6"><text:s text:c="4"/>IND1:<text:span text:style-name="T1">ENTIER</text:span>;</text:p>
      <text:p text:style-name="P6"><text:s text:c="4"/>IND2:<text:span text:style-name="T1">ENTIER</text:span>; </text:p>
      <text:p text:style-name="P6"><text:s text:c="4"/>TEMP:<text:span text:style-name="T1">ENTIER</text:span>;</text:p>
      <text:p text:style-name="P6"><text:span text:style-name="T1">DEBUT</text:span> {Tri}</text:p>
      <text:p text:style-name="P6"/>
      <text:p text:style-name="P6"><text:s text:c="4"/>IND1&lt;-1;</text:p>
      <text:p text:style-name="P6"><text:s text:c="4"/>IND2&lt;-DIM; </text:p>
      <text:p text:style-name="P6"/>
      <text:p text:style-name="P6"><text:s text:c="4"/><text:span text:style-name="T1">POUR</text:span> I <text:span text:style-name="T1">VARIANT</text:span> <text:span text:style-name="T1">DE</text:span> 1 <text:span text:style-name="T1">A</text:span> DIM <text:span text:style-name="T1">FAIRE</text:span></text:p>
      <text:p text:style-name="P6"/>
      <text:p text:style-name="P6"><text:s text:c="8"/>INDMINI, INDMAXI &lt;- RechercheIndiceMiniMaxi(TAB, IND1, IND2, INDMINI, INDMAXI);</text:p>
      <text:p text:style-name="P6"/>
      <text:p text:style-name="P6"><text:s text:c="8"/>TEMP &lt;- TAB[IND1];</text:p>
      <text:p text:style-name="P6"><text:s text:c="8"/>TAB[IND1] = TAB[INDMINI];</text:p>
      <text:p text:style-name="P6"><text:s text:c="8"/>TAB[INDMINI] = TEMP;</text:p>
      <text:p text:style-name="P6"/>
      <text:p text:style-name="P6"><text:s text:c="8"/>TEMP &lt;- TAB[IND2];</text:p>
      <text:p text:style-name="P6"><text:s text:c="8"/>TAB[IND2] = TAB[INDMAXI];</text:p>
      <text:p text:style-name="P6"><text:s text:c="8"/>TAB[INDMAXI] = TEMP;</text:p>
      <text:p text:style-name="P6"/>
      <text:p text:style-name="P6"><text:s text:c="8"/>IND1 &lt;- IND1 + 1;</text:p>
      <text:p text:style-name="P6"><text:s text:c="8"/>IND2 &lt;- IND2 - 1;</text:p>
      <text:p text:style-name="P6"><text:s text:c="4"/><text:span text:style-name="T1">FAIT</text:span>;</text:p>
      <text:p text:style-name="P6"><text:span text:style-name="T1">FIN</text:span>; {Tr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Exercice <text:span text:style-name="T5">2</text:span></text:p>
      <text:p text:style-name="P7">Ecrire une procédure "ProduitMatrice" qui calculera le produit des deux matrices A et B dans la matrice C.</text:p>
      <text:p text:style-name="P7"/>
      <text:p text:style-name="P7"><text:span text:style-name="T1">PROCEDURE</text:span> ProduitMatrice (A:<text:span text:style-name="T1">TYPEMAT</text:span>;</text:p>
      <text:p text:style-name="P7"><text:tab/><text:tab/><text:tab/><text:tab/> <text:s text:c="4"/>B:<text:span text:style-name="T1">TYPEMAT</text:span>;</text:p>
      <text:p text:style-name="P7"><text:tab/><text:tab/><text:tab/><text:tab/> <text:s text:c="4"/><text:span text:style-name="T1">VARIABLE</text:span> C:<text:span text:style-name="T1">TYPEMAT</text:span>;</text:p>
      <text:p text:style-name="P7"><text:s/><text:tab/><text:tab/><text:tab/><text:tab/> <text:s text:c="4"/>DIM:<text:span text:style-name="T1">ENTIER</text:span>);</text:p>
      <text:p text:style-name="P8">VARIABLE</text:p>
      <text:p text:style-name="P7"><text:s text:c="4"/>I,J, K : <text:span text:style-name="T1">ENTIER</text:span>;</text:p>
      <text:p text:style-name="P7"><text:span text:style-name="T1">DEBUT</text:span> {ProduitMatrice}</text:p>
      <text:p text:style-name="P7"><text:s text:c="4"/>I &lt;-0;</text:p>
      <text:p text:style-name="P7"><text:s text:c="4"/>J &lt;-0;</text:p>
      <text:p text:style-name="P7"><text:s text:c="4"/>K &lt;-0;</text:p>
      <text:p text:style-name="P7"/>
      <text:p text:style-name="P7"><text:s text:c="4"/><text:span text:style-name="T1">POUR</text:span> I <text:span text:style-name="T1">VARIANT</text:span> <text:span text:style-name="T1">DE</text:span> 1 <text:span text:style-name="T1">A</text:span> DIM <text:span text:style-name="T1">FAIRE</text:span></text:p>
      <text:p text:style-name="P7"><text:s text:c="8"/><text:span text:style-name="T1">POUR</text:span> J <text:span text:style-name="T1">VARIANT</text:span> <text:span text:style-name="T1">DE</text:span> 1 <text:span text:style-name="T1">A</text:span> DIM FAIRE</text:p>
      <text:p text:style-name="P7"><text:s text:c="12"/>C [I,J] &lt;- 0;</text:p>
      <text:p text:style-name="P7"><text:s text:c="12"/><text:span text:style-name="T1">POUR</text:span> I <text:span text:style-name="T1">VARIANT</text:span> <text:span text:style-name="T1">DE</text:span> K <text:span text:style-name="T1">A</text:span> DIM <text:span text:style-name="T1">FAIRE</text:span></text:p>
      <text:p text:style-name="P7"><text:s text:c="16"/>C [I,J] &lt;- C [I,J] + A[I,J] * B[I,J];</text:p>
      <text:p text:style-name="P7"><text:s text:c="12"/><text:span text:style-name="T1">FAIT</text:span>;</text:p>
      <text:p text:style-name="P7"><text:s text:c="8"/><text:span text:style-name="T1">FAIT</text:span>; </text:p>
      <text:p text:style-name="P7"><text:s text:c="4"/><text:span text:style-name="T1">FAIT</text:span>;</text:p>
      <text:p text:style-name="P7"/>
      <text:p text:style-name="P7"><text:span text:style-name="T1">FIN</text:span>; {ProduitMatri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Exercice <text:span text:style-name="T6">3</text:span></text:p>
      <text:p text:style-name="P9">Question 1 : <text:span text:style-name="T7">Ecrire une fonction "CalculDizaine" qui calcule le numéro de la dizaine dans laquelle se trouve un nombre entier.</text:span></text:p>
      <text:p text:style-name="P9"><text:span text:style-name="T7"/></text:p>
      <text:p text:style-name="P9"><text:span text:style-name="T8">FONCTION</text:span><text:span text:style-name="T7"> CalculDizaine (NB:</text:span><text:span text:style-name="T8">ENTIER</text:span><text:span text:style-name="T7">) : </text:span><text:span text:style-name="T8">ENTIER</text:span><text:span text:style-name="T7">;</text:span></text:p>
      <text:p text:style-name="P9"><text:span text:style-name="T8">VARIABLE</text:span><text:span text:style-name="T7"> </text:span></text:p>
      <text:p text:style-name="P9"><text:span text:style-name="T7"><text:s text:c="4"/>RESTE : </text:span><text:span text:style-name="T8">ENTIER</text:span><text:span text:style-name="T7">;</text:span></text:p>
      <text:p text:style-name="P9"><text:span text:style-name="T8">DEBUT</text:span><text:span text:style-name="T7"> {CalculDizaine}</text:span></text:p>
      <text:p text:style-name="P9"><text:span text:style-name="T7"><text:s text:c="4"/>RESTE &lt;- NB MOD 10;</text:span></text:p>
      <text:p text:style-name="P9"><text:span text:style-name="T7"><text:s text:c="4"/>RENVOYER (NB - RESTE) / 10;</text:span></text:p>
      <text:p text:style-name="P9"><text:span text:style-name="T8">FIN</text:span><text:span text:style-name="T7">; {CalculDizaine}</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10"><text:soft-page-break/>Question 2 :<text:span text:style-name="T7"> Ecrire une procédure "Transformation" qui permettra de remplir la matrice MAT à partir du tableau TAB. On sait que cette matrice possède cinq lignes, mais on ne connaît pas encore son nombre de colonnes NBCOL. Après avoir calculé NBCOL, il s’agira d’examiner chaque élément de TAB un par un et pour chaque élément, on procédera de la manière suivante : </text:span></text:p>
      <text:p text:style-name="P10"><text:span text:style-name="T7">- on regarde dans quelle dizaine il se situe (on utilisera pour cela la fonction "CalculDizaine"),</text:span></text:p>
      <text:p text:style-name="P10"><text:span text:style-name="T7">- on insère l’élément dans la matrice à sa place dans la ligne correspondant à sa dizaine. Pour cela, on parcourt la ligne, et dès que l’on a trouvé la place de l’élément, on décale tous les éléments plus grands vers la fin de la ligne afin de pouvoir insérer cet élément.</text:span></text:p>
      <text:p text:style-name="P10"><text:span text:style-name="T7"/></text:p>
      <text:p text:style-name="P10"><text:span text:style-name="T8">PROCEDURE</text:span><text:span text:style-name="T7"> Transformation (TAB:</text:span><text:span text:style-name="T8">TYPTAB;</text:span><text:span text:style-name="T7"> DIM:</text:span><text:span text:style-name="T8">ENTIER;</text:span><text:span text:style-name="T7"> </text:span><text:span text:style-name="T8">VARIABLE</text:span><text:span text:style-name="T7"> MAT:</text:span><text:span text:style-name="T8">TYPEMAT</text:span><text:span text:style-name="T7">);</text:span></text:p>
      <text:p text:style-name="P11"><text:span text:style-name="T7">VARIABLE</text:span></text:p>
      <text:p text:style-name="P10"><text:span text:style-name="T7"><text:s text:c="4"/>NBCOL : </text:span><text:span text:style-name="T8">ENTIER</text:span><text:span text:style-name="T7">;</text:span></text:p>
      <text:p text:style-name="P10"><text:span text:style-name="T7"><text:s text:c="4"/>LIGNE_DIZAINE : </text:span><text:span text:style-name="T8">ENTIER</text:span><text:span text:style-name="T7">;</text:span></text:p>
      <text:p text:style-name="P10"><text:span text:style-name="T7"><text:s text:c="4"/>TEMP_SUP : </text:span><text:span text:style-name="T8">ENTIER</text:span><text:span text:style-name="T7">;</text:span></text:p>
      <text:p text:style-name="P10"><text:span text:style-name="T7"><text:s text:c="4"/>TEMP_INF : </text:span><text:span text:style-name="T8">ENTIER</text:span><text:span text:style-name="T7">;</text:span></text:p>
      <text:p text:style-name="P10"><text:span text:style-name="T7"><text:s text:c="4"/>I,J : </text:span><text:span text:style-name="T8">ENTIER</text:span><text:span text:style-name="T7">;</text:span></text:p>
      <text:p text:style-name="P10"><text:span text:style-name="T7"><text:s text:c="4"/>FIN_AFFECTATION_TRI : </text:span><text:span text:style-name="T8">BOOLEEN</text:span><text:span text:style-name="T7">;</text:span></text:p>
      <text:p text:style-name="P10"><text:span text:style-name="T8">DEBUT</text:span><text:span text:style-name="T7"> {Transformation}</text:span></text:p>
      <text:p text:style-name="P10"><text:span text:style-name="T7"><text:s text:c="4"/>NBCOL &lt;- DIM / 5;</text:span></text:p>
      <text:p text:style-name="P10"><text:span text:style-name="T7"><text:s text:c="4"/></text:span><text:span text:style-name="T8">POUR</text:span><text:span text:style-name="T7"> I </text:span><text:span text:style-name="T8">VARIANT</text:span><text:span text:style-name="T7"> </text:span><text:span text:style-name="T8">DE</text:span><text:span text:style-name="T7"> 1 </text:span><text:span text:style-name="T8">A</text:span><text:span text:style-name="T7"> DIM </text:span><text:span text:style-name="T8">FAIRE</text:span></text:p>
      <text:p text:style-name="P10"><text:span text:style-name="T7"><text:s text:c="8"/>LIGNE_DIZAINE &lt;- CalculDizaine(TAB [I]);</text:span></text:p>
      <text:p text:style-name="P10"><text:span text:style-name="T7"><text:s text:c="8"/>TEMP_SUP &lt;- TAB[I];</text:span></text:p>
      <text:p text:style-name="P10"><text:span text:style-name="T7"><text:s text:c="8"/>FIN_AFFECTATION_TRI &lt;- FAUX;</text:span></text:p>
      <text:p text:style-name="P10"><text:span text:style-name="T7"><text:s text:c="8"/></text:span><text:span text:style-name="T8">POUR</text:span><text:span text:style-name="T7"> J </text:span><text:span text:style-name="T8">VARIANT</text:span><text:span text:style-name="T7"> </text:span><text:span text:style-name="T8">DE</text:span><text:span text:style-name="T7"> 0 </text:span><text:span text:style-name="T8">A</text:span><text:span text:style-name="T7"> NBCOL </text:span><text:span text:style-name="T8">FAIRE</text:span></text:p>
      <text:p text:style-name="P10"><text:span text:style-name="T7"><text:s text:c="12"/></text:span><text:span text:style-name="T8">SI</text:span><text:span text:style-name="T7"> (FIN_AFFECTATION_TRI = FAUX)</text:span></text:p>
      <text:p text:style-name="P10"><text:span text:style-name="T7"><text:s text:c="12"/></text:span><text:span text:style-name="T8">ALORS</text:span></text:p>
      <text:p text:style-name="P10"><text:span text:style-name="T7"><text:s text:c="16"/></text:span><text:span text:style-name="T8">SI</text:span><text:span text:style-name="T7"> (MAT[LIGNE_DIZAINE, J] != 50)</text:span></text:p>
      <text:p text:style-name="P10"><text:span text:style-name="T7"><text:s text:c="16"/></text:span><text:span text:style-name="T8">ALORS</text:span></text:p>
      <text:p text:style-name="P10"><text:span text:style-name="T7"><text:s text:c="20"/></text:span><text:span text:style-name="T8">SI</text:span><text:span text:style-name="T7"> (TEMP_SUP &lt; MAT[LIGNE_DIZAINE, J])</text:span></text:p>
      <text:p text:style-name="P10"><text:span text:style-name="T7"><text:s text:c="20"/></text:span><text:span text:style-name="T8">ALORS</text:span></text:p>
      <text:p text:style-name="P10"><text:span text:style-name="T7"><text:s text:c="24"/>TEMP_INF &lt;- TEMP_SUP;</text:span></text:p>
      <text:p text:style-name="P10"><text:span text:style-name="T7"><text:s text:c="24"/>TEMP_SUP &lt;- MAT[LIGNE_DIZAINE, J];</text:span></text:p>
      <text:p text:style-name="P10"><text:span text:style-name="T7"><text:s text:c="24"/>MAT[LIGNE_DIZAINE, J] &lt;- TEMP_INF;</text:span></text:p>
      <text:p text:style-name="P10"><text:span text:style-name="T7"><text:s text:c="20"/></text:span><text:span text:style-name="T8">FIN</text:span><text:span text:style-name="T7"> </text:span><text:span text:style-name="T8">SI</text:span><text:span text:style-name="T7">;</text:span></text:p>
      <text:p text:style-name="P10"><text:span text:style-name="T7"><text:s text:c="16"/></text:span><text:span text:style-name="T8">SINON</text:span></text:p>
      <text:p text:style-name="P10"><text:span text:style-name="T7"><text:s text:c="20"/>MAT[LIGNE_DIZAINE, J] &lt;- TEMP_SUP;</text:span></text:p>
      <text:p text:style-name="P10"><text:span text:style-name="T7"><text:s text:c="20"/>FIN_AFFECTATION_TRI = VRAI;</text:span></text:p>
      <text:p text:style-name="P10"><text:span text:style-name="T7"><text:s text:c="16"/></text:span><text:span text:style-name="T8">FIN</text:span><text:span text:style-name="T7"> </text:span><text:span text:style-name="T8">SI</text:span><text:span text:style-name="T7">;</text:span></text:p>
      <text:p text:style-name="P10"><text:span text:style-name="T7"><text:s text:c="12"/></text:span><text:span text:style-name="T8">FIN</text:span><text:span text:style-name="T7"> </text:span><text:span text:style-name="T8">SI</text:span><text:span text:style-name="T7">;</text:span></text:p>
      <text:p text:style-name="P10"><text:span text:style-name="T7"><text:s text:c="8"/></text:span><text:span text:style-name="T8">FAIT</text:span><text:span text:style-name="T7">;</text:span></text:p>
      <text:p text:style-name="P10"><text:span text:style-name="T7"><text:s text:c="4"/></text:span><text:span text:style-name="T8">FAIT</text:span><text:span text:style-name="T7">; <text:s text:c="2"/></text:span></text:p>
      <text:p text:style-name="P10"><text:span text:style-name="T8">FIN</text:span><text:span text:style-name="T7">; {Transform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22:48:24.505633362</meta:creation-date>
    <dc:date>2020-11-21T23:51:34.028121347</dc:date>
    <meta:editing-duration>PT38M24S</meta:editing-duration>
    <meta:editing-cycles>7</meta:editing-cycles>
    <meta:generator>LibreOffice/6.4.6.2$Linux_X86_64 LibreOffice_project/40$Build-2</meta:generator>
    <meta:document-statistic meta:table-count="0" meta:image-count="0" meta:object-count="0" meta:page-count="6" meta:paragraph-count="136" meta:word-count="688" meta:character-count="5168" meta:non-whitespace-character-count="3638"/>
  </office:meta>
</office:document-meta>
</file>